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2" style:family="paragraph" style:parent-style-name="Free_20_Form">
      <style:paragraph-properties fo:margin-top="0cm" fo:margin-bottom="0.212cm" style:contextual-spacing="false"/>
      <style:text-properties style:font-name="Arial" fo:font-size="18pt" fo:language="en" fo:country="US" style:letter-kerning="true" style:font-name-asian="ヒラギノ角ゴ Pro W3" style:font-size-asian="18pt" style:font-name-complex="Arial"/>
    </style:style>
    <style:style style:name="P3" style:family="paragraph" style:parent-style-name="Free_20_Form">
      <style:paragraph-properties fo:margin-top="0cm" fo:margin-bottom="0.212cm" style:contextual-spacing="false"/>
      <style:text-properties style:font-name="Arial Bold" fo:font-size="18pt" fo:language="en" fo:country="US" style:font-name-asian="ヒラギノ角ゴ Pro W3" style:font-size-asian="18pt" style:font-name-complex="Arial Bold"/>
    </style:style>
    <style:style style:name="P4" style:family="paragraph" style:parent-style-name="Free_20_Form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1.27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P5" style:family="paragraph" style:parent-style-name="Standard">
      <style:paragraph-properties fo:line-height="100%"/>
      <style:text-properties style:font-name="Arial Bold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6" style:family="paragraph" style:parent-style-name="Standard">
      <style:paragraph-properties fo:line-height="100%"/>
      <style:text-properties style:font-name="Arial" fo:font-size="11pt" fo:language="en" fo:country="US" officeooo:paragraph-rsid="002694fb" style:font-name-asian="ヒラギノ角ゴ Pro W3" style:font-size-asian="11pt" style:font-name-complex="Arial"/>
    </style:style>
    <style:style style:name="P7" style:family="paragraph" style:parent-style-name="Standard">
      <style:paragraph-properties fo:line-height="100%"/>
      <style:text-properties fo:color="#000000" style:font-name="Arial" fo:font-size="11pt" fo:language="en" fo:country="GB" style:text-underline-style="solid" style:text-underline-width="auto" style:text-underline-color="font-color" style:font-name-asian="ヒラギノ角ゴ Pro W3" style:font-size-asian="11pt" style:font-name-complex="Arial"/>
    </style:style>
    <style:style style:name="P8" style:family="paragraph" style:parent-style-name="Standard">
      <style:paragraph-properties fo:line-height="100%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9" style:family="paragraph" style:parent-style-name="Standard">
      <style:paragraph-properties fo:line-height="100%"/>
      <style:text-properties fo:color="#000000" style:font-name="Arial Bold" fo:font-size="8pt" fo:language="en" fo:country="US" style:text-underline-style="solid" style:text-underline-width="auto" style:text-underline-color="font-color" style:font-name-asian="ヒラギノ角ゴ Pro W3" style:font-size-asian="8pt" style:font-name-complex="Arial Bold"/>
    </style:style>
    <style:style style:name="P10" style:family="paragraph" style:parent-style-name="Standard">
      <style:paragraph-properties fo:line-height="100%"/>
      <style:text-properties fo:color="#000000" style:font-name="Arial Bold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11" style:family="paragraph" style:parent-style-name="Standard">
      <style:paragraph-properties fo:margin-top="0cm" fo:margin-bottom="0cm" style:contextual-spacing="false"/>
    </style:style>
    <style:style style:name="P12" style:family="paragraph" style:parent-style-name="Standard">
      <style:paragraph-properties fo:margin-top="0cm" fo:margin-bottom="0cm" style:contextual-spacing="false"/>
      <style:text-properties style:font-name="Arial" fo:font-size="11pt" fo:language="en" fo:country="US" style:font-name-asian="ヒラギノ角ゴ Pro W3" style:font-size-asian="11pt" style:font-name-complex="Arial"/>
    </style:style>
    <style:style style:name="P13" style:family="paragraph" style:parent-style-name="Standard">
      <style:paragraph-properties fo:margin-top="0cm" fo:margin-bottom="0cm" style:contextual-spacing="false"/>
      <style:text-properties style:font-name="Arial" fo:language="en" fo:country="US" style:font-name-asian="ヒラギノ角ゴ Pro W3" style:font-name-complex="Arial"/>
    </style:style>
    <style:style style:name="P14" style:family="paragraph" style:parent-style-name="Standard">
      <style:paragraph-properties fo:margin-top="0cm" fo:margin-bottom="0cm" style:contextual-spacing="false"/>
      <style:text-properties fo:color="#000000" style:font-name="Arial" fo:font-size="11pt" fo:language="en" fo:country="GB" style:font-name-asian="ヒラギノ角ゴ Pro W3" style:font-size-asian="11pt" style:font-name-complex="Arial"/>
    </style:style>
    <style:style style:name="P15" style:family="paragraph" style:parent-style-name="Standard">
      <style:paragraph-properties fo:margin-top="0cm" fo:margin-bottom="0cm" style:contextual-spacing="false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17" style:family="paragraph" style:parent-style-name="Standard">
      <style:paragraph-properties fo:margin-top="0cm" fo:margin-bottom="0cm" style:contextual-spacing="false"/>
      <style:text-properties fo:color="#000000" style:font-name="Arial" fo:font-size="8pt" fo:language="en" fo:country="US" style:font-name-asian="ヒラギノ角ゴ Pro W3" style:font-size-asian="8pt" style:font-name-complex="Arial"/>
    </style:style>
    <style:style style:name="P18" style:family="paragraph" style:parent-style-name="Standard">
      <style:paragraph-properties fo:margin-top="0cm" fo:margin-bottom="0cm" style:contextual-spacing="false"/>
      <style:text-properties fo:color="#000000" style:font-name="Arial Bold" fo:font-size="11pt" fo:language="en" fo:country="US" style:font-name-asian="ヒラギノ角ゴ Pro W3" style:font-size-asian="11pt" style:font-name-complex="Arial Bold"/>
    </style:style>
    <style:style style:name="P19" style:family="paragraph" style:parent-style-name="Standard">
      <style:paragraph-properties fo:margin-top="0cm" fo:margin-bottom="0cm" style:contextual-spacing="false"/>
      <style:text-properties fo:color="#000000" style:font-name="Arial Bold" fo:font-size="11pt" fo:language="en" fo:country="US" style:text-underline-style="solid" style:text-underline-width="auto" style:text-underline-color="font-color" style:font-name-asian="ヒラギノ角ゴ Pro W3" style:font-size-asian="11pt" style:font-name-complex="Arial Bold"/>
    </style:style>
    <style:style style:name="P20" style:family="paragraph" style:parent-style-name="Standard">
      <style:paragraph-properties fo:margin-top="0cm" fo:margin-bottom="0cm" style:contextual-spacing="false"/>
      <style:text-properties fo:color="#000000" style:font-name="Tipo de letra del sistema Fina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21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style:font-name-asian="ヒラギノ角ゴ Pro W3" style:font-size-asian="11pt" style:font-name-complex="Arial Bold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style:font-name="Arial Bold" fo:font-size="18pt" style:font-name-asian="ヒラギノ角ゴ Pro W3" style:font-size-asian="18pt" style:font-name-complex="Arial Bold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 Bold" fo:font-size="18pt" fo:language="en" fo:country="US" style:text-underline-style="solid" style:text-underline-width="auto" style:text-underline-color="font-color" style:font-name-asian="ヒラギノ角ゴ Pro W3" style:font-size-asian="18pt" style:font-name-complex="Arial Bold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style:font-name="Arial Bold" fo:font-size="18pt" style:letter-kerning="true" style:font-name-asian="ヒラギノ角ゴ Pro W3" style:font-size-asian="18pt" style:font-name-complex="Arial 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Tipo de letra del sistema Fina" fo:font-size="14pt" fo:language="en" fo:country="US" fo:font-weight="bold" style:font-name-asian="ヒラギノ角ゴ Pro W3" style:font-size-asian="14pt" style:font-weight-asian="bold" style:font-name-complex="Tipo de letra del sistema Fina"/>
    </style:style>
    <style:style style:name="P26" style:family="paragraph" style:parent-style-name="Standard">
      <style:paragraph-properties fo:margin-top="0cm" fo:margin-bottom="0cm" style:contextual-spacing="false"/>
      <style:text-properties style:font-name="Tipo de letra del sistema Fina" fo:font-size="14pt" fo:language="en" fo:country="US" fo:font-weight="bold" style:letter-kerning="true" style:font-name-asian="ヒラギノ角ゴ Pro W3" style:font-size-asian="14pt" style:font-weight-asian="bold" style:font-name-complex="Tipo de letra del sistema Fina"/>
    </style:style>
    <style:style style:name="P27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P28" style:family="paragraph" style:parent-style-name="Standard" style:master-page-name="Standard">
      <style:paragraph-properties style:page-number="auto"/>
      <style:text-properties style:font-name="Arial Bold" fo:font-size="24pt" fo:language="en" fo:country="US" style:font-name-asian="ヒラギノ角ゴ Pro W3" style:font-size-asian="24pt" style:font-name-complex="Arial Bold"/>
    </style:style>
    <style:style style:name="P29" style:family="paragraph" style:parent-style-name="Standard">
      <style:paragraph-properties fo:line-height="100%"/>
      <style:text-properties style:font-name="Arial" fo:font-size="11pt" fo:language="en" fo:country="US" officeooo:rsid="002694fb" officeooo:paragraph-rsid="002694fb" style:font-name-asian="ヒラギノ角ゴ Pro W3" style:font-size-asian="11pt" style:font-name-complex="Arial"/>
    </style:style>
    <style:style style:name="P30" style:family="paragraph" style:parent-style-name="Standard">
      <style:paragraph-properties fo:line-height="100%"/>
      <style:text-properties style:font-name="Arial" fo:font-size="11pt" fo:language="en" fo:country="US" officeooo:paragraph-rsid="0029d445" style:font-name-asian="ヒラギノ角ゴ Pro W3" style:font-size-asian="11pt" style:font-name-complex="Arial"/>
    </style:style>
    <style:style style:name="P31" style:family="paragraph" style:parent-style-name="Standard">
      <style:paragraph-properties fo:line-height="100%"/>
      <style:text-properties style:font-name="Arial" fo:font-size="11pt" fo:language="en" fo:country="US" officeooo:paragraph-rsid="002f888e" style:font-name-asian="ヒラギノ角ゴ Pro W3" style:font-size-asian="11pt" style:font-name-complex="Arial"/>
    </style:style>
    <style:style style:name="P32" style:family="paragraph" style:parent-style-name="Standard" style:list-style-name="WW8Num2">
      <style:paragraph-properties fo:margin-left="1.27cm" fo:margin-right="0cm" fo:margin-top="0cm" fo:margin-bottom="0cm" style:contextual-spacing="false" fo:text-indent="-0.635cm" style:auto-text-indent="false"/>
      <style:text-properties style:font-name="Arial" fo:font-size="11pt" fo:language="en" fo:country="US" style:font-name-asian="ヒラギノ角ゴ Pro W3" style:font-size-asian="11pt" style:font-name-complex="Arial"/>
    </style:style>
    <style:style style:name="P33" style:family="paragraph" style:parent-style-name="Standard" style:list-style-name="WW8Num2">
      <style:paragraph-properties fo:margin-left="1.27cm" fo:margin-right="0cm" fo:margin-top="0cm" fo:margin-bottom="0cm" style:contextual-spacing="false" fo:text-indent="-0.635cm" style:auto-text-indent="false"/>
      <style:text-properties style:font-name="Arial" style:letter-kerning="true" style:font-name-asian="ヒラギノ角ゴ Pro W3" style:font-name-complex="Arial"/>
    </style:style>
    <style:style style:name="P34" style:family="paragraph" style:parent-style-name="Standard" style:list-style-name="WW8Num2">
      <style:paragraph-properties fo:margin-left="1.27cm" fo:margin-right="0cm" fo:margin-top="0cm" fo:margin-bottom="0cm" style:contextual-spacing="false" fo:text-indent="-0.635cm" style:auto-text-indent="false"/>
    </style:style>
    <style:style style:name="P35" style:family="paragraph" style:parent-style-name="Standard">
      <style:paragraph-properties fo:margin-top="0cm" fo:margin-bottom="0cm" style:contextual-spacing="false"/>
    </style:style>
    <style:style style:name="P36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paragraph-rsid="002c7445" style:font-name-asian="ヒラギノ角ゴ Pro W3" style:font-size-asian="11pt" style:font-name-complex="Arial Bold"/>
    </style:style>
    <style:style style:name="P37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paragraph-rsid="002e1fb9" style:font-name-asian="ヒラギノ角ゴ Pro W3" style:font-size-asian="11pt" style:font-name-complex="Arial Bold"/>
    </style:style>
    <style:style style:name="P38" style:family="paragraph" style:parent-style-name="Standard">
      <style:paragraph-properties fo:margin-top="0cm" fo:margin-bottom="0cm" style:contextual-spacing="false"/>
      <style:text-properties style:font-name="Arial Bold" fo:font-size="11pt" fo:language="en" fo:country="US" officeooo:paragraph-rsid="002efe1c" style:font-name-asian="ヒラギノ角ゴ Pro W3" style:font-size-asian="11pt" style:font-name-complex="Arial Bold"/>
    </style:style>
    <style:style style:name="P39" style:family="paragraph" style:parent-style-name="Standard">
      <style:paragraph-properties fo:margin-top="0cm" fo:margin-bottom="0cm" style:contextual-spacing="false"/>
      <style:text-properties officeooo:paragraph-rsid="002c7445"/>
    </style:style>
    <style:style style:name="P40" style:family="paragraph" style:parent-style-name="Standard">
      <style:paragraph-properties fo:margin-top="0cm" fo:margin-bottom="0cm" style:contextual-spacing="false"/>
      <style:text-properties style:font-name="Arial" fo:font-size="11pt" fo:language="en" fo:country="US" officeooo:paragraph-rsid="002f888e" style:font-name-asian="ヒラギノ角ゴ Pro W3" style:font-size-asian="11pt" style:font-name-complex="Arial"/>
    </style:style>
    <style:style style:name="P41" style:family="paragraph" style:parent-style-name="Standard">
      <style:paragraph-properties fo:margin-top="0cm" fo:margin-bottom="0cm" style:contextual-spacing="false"/>
      <style:text-properties style:font-name="Arial" fo:font-size="11pt" fo:language="en" fo:country="US" fo:font-weight="bold" style:font-name-asian="ヒラギノ角ゴ Pro W3" style:font-size-asian="11pt" style:font-weight-asian="bold" style:font-name-complex="Arial" style:font-weight-complex="bold"/>
    </style:style>
    <style:style style:name="P42" style:family="paragraph" style:parent-style-name="Standard">
      <style:paragraph-properties fo:margin-top="0cm" fo:margin-bottom="0cm" style:contextual-spacing="false"/>
      <style:text-properties fo:color="#000000" style:font-name="Arial" fo:font-size="11pt" fo:language="en" fo:country="US" officeooo:paragraph-rsid="002cad82" style:font-name-asian="ヒラギノ角ゴ Pro W3" style:font-size-asian="11pt" style:font-name-complex="Arial"/>
    </style:style>
    <style:style style:name="P43" style:family="paragraph" style:parent-style-name="Free_20_Form" style:list-style-name="WW8Num1">
      <style:paragraph-properties fo:margin-left="1.27cm" fo:margin-right="0cm" fo:margin-top="0cm" fo:margin-bottom="0.212cm" style:contextual-spacing="false" fo:line-height="100%" fo:text-align="start" style:justify-single-word="false" fo:keep-together="auto" fo:orphans="2" fo:widows="2" fo:hyphenation-ladder-count="no-limit" fo:text-indent="-0.882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" fo:font-size="11pt" fo:letter-spacing="normal" fo:language="en" fo:country="US" style:text-underline-style="none" style:letter-kerning="true" fo:background-color="transparent" style:font-name-asian="ヒラギノ角ゴ Pro W3" style:font-size-asian="11pt" style:font-name-complex="Times" text:display="true" fo:hyphenate="true" fo:hyphenation-remain-char-count="2" fo:hyphenation-push-char-count="2"/>
    </style:style>
    <style:style style:name="T1" style:family="text">
      <style:text-properties style:font-name="Arial Bold" fo:font-size="11pt" fo:language="en" fo:country="US" style:font-name-asian="ヒラギノ角ゴ Pro W3" style:font-size-asian="11pt" style:font-name-complex="Arial Bold"/>
    </style:style>
    <style:style style:name="T2" style:family="text">
      <style:text-properties style:font-name="Arial" fo:font-size="11pt" fo:language="en" fo:country="US" style:font-name-asian="ヒラギノ角ゴ Pro W3" style:font-size-asian="11pt" style:font-name-complex="Arial"/>
    </style:style>
    <style:style style:name="T3" style:family="text">
      <style:text-properties style:font-name="Arial" fo:font-size="11pt" fo:language="en" fo:country="US" fo:font-weight="bold" style:font-name-asian="ヒラギノ角ゴ Pro W3" style:font-size-asian="11pt" style:font-weight-asian="bold" style:font-name-complex="Arial" style:font-weight-complex="bold"/>
    </style:style>
    <style:style style:name="T4" style:family="text">
      <style:text-properties style:font-name="Arial" fo:font-size="11pt" fo:language="en" fo:country="US" fo:font-weight="bold" officeooo:rsid="002c7445" style:font-name-asian="ヒラギノ角ゴ Pro W3" style:font-size-asian="11pt" style:font-weight-asian="bold" style:font-name-complex="Arial" style:font-weight-complex="bold"/>
    </style:style>
    <style:style style:name="T5" style:family="text">
      <style:text-properties style:font-name="Arial" style:letter-kerning="true" style:font-name-asian="ヒラギノ角ゴ Pro W3" style:font-name-complex="Arial"/>
    </style:style>
    <style:style style:name="T6" style:family="text">
      <style:text-properties style:font-name="Arial" fo:language="en" fo:country="US" style:font-name-asian="ヒラギノ角ゴ Pro W3" style:font-name-complex="Arial"/>
    </style:style>
    <style:style style:name="T7" style:family="text">
      <style:text-properties style:font-name="Arial" fo:language="en" fo:country="US" officeooo:rsid="002f4616" style:font-name-asian="ヒラギノ角ゴ Pro W3" style:font-name-complex="Arial"/>
    </style:style>
    <style:style style:name="T8" style:family="text">
      <style:text-properties style:font-name="Arial" fo:language="en" fo:country="US" officeooo:rsid="002f888e" style:font-name-asian="ヒラギノ角ゴ Pro W3" style:font-name-complex="Arial"/>
    </style:style>
    <style:style style:name="T9" style:family="text">
      <style:text-properties fo:color="#722cfd"/>
    </style:style>
    <style:style style:name="T10" style:family="text">
      <style:text-properties fo:color="#722cfd" fo:font-size="11pt" style:font-size-asian="11pt"/>
    </style:style>
    <style:style style:name="T11" style:family="text">
      <style:text-properties fo:color="#722cfd" fo:font-size="11pt" fo:language="en" fo:country="US" style:font-size-asian="11pt"/>
    </style:style>
    <style:style style:name="T12" style:family="text">
      <style:text-properties fo:color="#722cfd" style:font-name="Arial" style:letter-kerning="true" style:font-name-asian="ヒラギノ角ゴ Pro W3" style:font-name-complex="Arial"/>
    </style:style>
    <style:style style:name="T13" style:family="text">
      <style:text-properties fo:color="#722cfd" style:font-name="Arial" fo:language="en" fo:country="US" style:font-name-asian="ヒラギノ角ゴ Pro W3" style:font-name-complex="Arial"/>
    </style:style>
    <style:style style:name="T14" style:family="text">
      <style:text-properties fo:color="#722cfd" style:font-name="Arial" fo:language="en" fo:country="US" style:text-underline-style="solid" style:text-underline-width="auto" style:text-underline-color="font-color" style:font-name-asian="ヒラギノ角ゴ Pro W3" style:font-name-complex="Arial"/>
    </style:style>
    <style:style style:name="T15" style:family="text">
      <style:text-properties fo:color="#722cfd" style:font-name="Arial" fo:font-size="11pt" fo:language="en" fo:country="US" style:text-underline-style="solid" style:text-underline-width="auto" style:text-underline-color="font-color" style:font-name-asian="ヒラギノ角ゴ Pro W3" style:font-size-asian="11pt" style:font-name-complex="Arial"/>
    </style:style>
    <style:style style:name="T16" style:family="text">
      <style:text-properties fo:color="#722cfd" style:font-name="Arial Bold" fo:font-size="12pt" fo:language="en" fo:country="US" fo:font-weight="normal" style:font-name-asian="ヒラギノ角ゴ Pro W3" style:font-size-asian="12pt" style:font-weight-asian="normal" style:font-name-complex="Arial Bold"/>
    </style:style>
    <style:style style:name="T17" style:family="text">
      <style:text-properties fo:color="#722cfd" style:font-name="Tipo de letra del sistema Fina" fo:font-size="12pt" fo:language="en" fo:country="US" fo:font-weight="bold" style:font-name-asian="ヒラギノ角ゴ Pro W3" style:font-size-asian="12pt" style:font-weight-asian="bold" style:font-name-complex="Tipo de letra del sistema Fina"/>
    </style:style>
    <style:style style:name="T18" style:family="text">
      <style:text-properties fo:color="#722cfd" style:font-name="Tipo de letra del sistema Fina" fo:font-size="11pt" fo:language="en" fo:country="US" style:text-underline-style="none" fo:font-weight="bold" style:letter-kerning="true" style:font-name-asian="ヒラギノ角ゴ Pro W3" style:font-size-asian="11pt" style:font-weight-asian="bold" style:font-name-complex="Tipo de letra del sistema Fina"/>
    </style:style>
    <style:style style:name="T19" style:family="text">
      <style:text-properties fo:color="#000000" style:font-name="Arial" fo:font-size="11pt" fo:language="en" fo:country="US" style:font-name-asian="ヒラギノ角ゴ Pro W3" style:font-size-asian="11pt" style:font-name-complex="Arial"/>
    </style:style>
    <style:style style:name="T20" style:family="text">
      <style:text-properties officeooo:rsid="0015a3bd"/>
    </style:style>
    <style:style style:name="T21" style:family="text">
      <style:text-properties officeooo:rsid="00166c24"/>
    </style:style>
    <style:style style:name="T22" style:family="text">
      <style:text-properties officeooo:rsid="001a89ae"/>
    </style:style>
    <style:style style:name="T23" style:family="text">
      <style:text-properties officeooo:rsid="001b1d20"/>
    </style:style>
    <style:style style:name="T24" style:family="text">
      <style:text-properties officeooo:rsid="001fc2fc"/>
    </style:style>
    <style:style style:name="T25" style:family="text">
      <style:text-properties officeooo:rsid="002198e2"/>
    </style:style>
    <style:style style:name="T26" style:family="text">
      <style:text-properties officeooo:rsid="0021c46f"/>
    </style:style>
    <style:style style:name="T27" style:family="text">
      <style:text-properties officeooo:rsid="0022cc65"/>
    </style:style>
    <style:style style:name="T28" style:family="text">
      <style:text-properties officeooo:rsid="002694fb"/>
    </style:style>
    <style:style style:name="T29" style:family="text">
      <style:text-properties officeooo:rsid="00278dfb"/>
    </style:style>
    <style:style style:name="T30" style:family="text">
      <style:text-properties officeooo:rsid="0027c588"/>
    </style:style>
    <style:style style:name="T31" style:family="text">
      <style:text-properties officeooo:rsid="0027ecbe"/>
    </style:style>
    <style:style style:name="T32" style:family="text">
      <style:text-properties officeooo:rsid="0029bb63"/>
    </style:style>
    <style:style style:name="T33" style:family="text">
      <style:text-properties officeooo:rsid="0029d445"/>
    </style:style>
    <style:style style:name="T34" style:family="text">
      <style:text-properties officeooo:rsid="002ba7f4"/>
    </style:style>
    <style:style style:name="T35" style:family="text">
      <style:text-properties officeooo:rsid="002c26fd"/>
    </style:style>
    <style:style style:name="T36" style:family="text">
      <style:text-properties officeooo:rsid="002c7445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c7445" style:font-weight-asian="bold" style:font-weight-complex="bold"/>
    </style:style>
    <style:style style:name="T39" style:family="text">
      <style:text-properties officeooo:rsid="002cad82"/>
    </style:style>
    <style:style style:name="T40" style:family="text">
      <style:text-properties fo:color="#800000"/>
    </style:style>
    <style:style style:name="T41" style:family="text">
      <style:text-properties fo:color="#800000" style:font-name="Arial" style:text-underline-style="solid" style:text-underline-width="auto" style:text-underline-color="font-color" style:letter-kerning="true" style:font-name-asian="ヒラギノ角ゴ Pro W3" style:font-name-complex="Arial"/>
    </style:style>
    <style:style style:name="T42" style:family="text">
      <style:text-properties fo:color="#800000" style:font-name="Arial" style:letter-kerning="true" style:font-name-asian="ヒラギノ角ゴ Pro W3" style:font-name-complex="Arial"/>
    </style:style>
    <style:style style:name="T43" style:family="text">
      <style:text-properties fo:color="#800000" style:text-underline-style="solid" style:text-underline-width="auto" style:text-underline-color="font-color"/>
    </style:style>
    <style:style style:name="T44" style:family="text">
      <style:text-properties fo:color="#800000" style:text-underline-style="solid" style:text-underline-width="auto" style:text-underline-color="font-color" officeooo:rsid="002cad82"/>
    </style:style>
    <style:style style:name="T45" style:family="text">
      <style:text-properties fo:color="#800000" fo:font-size="11pt" style:font-size-asian="11pt"/>
    </style:style>
    <style:style style:name="T46" style:family="text">
      <style:text-properties fo:color="#800000" officeooo:rsid="002c7445"/>
    </style:style>
    <style:style style:name="T47" style:family="text">
      <style:text-properties fo:color="#800000" officeooo:rsid="002cad82"/>
    </style:style>
    <style:style style:name="T48" style:family="text">
      <style:text-properties officeooo:rsid="002e1fb9"/>
    </style:style>
    <style:style style:name="T49" style:family="text">
      <style:text-properties officeooo:rsid="002efe1c"/>
    </style:style>
    <style:style style:name="T50" style:family="text">
      <style:text-properties officeooo:rsid="002f4616"/>
    </style:style>
    <style:style style:name="T51" style:family="text">
      <style:text-properties officeooo:rsid="002f88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Graeme Thornber</text:p>
      <text:p text:style-name="P11"><text:span text:style-name="T1">Mobile:</text:span><text:span text:style-name="T2"> <text:s/>+6421 0292 4529</text:span></text:p>
      <text:p text:style-name="P11"><text:span text:style-name="T1">E-mail Address: </text:span><text:a xlink:type="simple" xlink:href="mailto:gdthornber@gmail.com"><text:span text:style-name="Hyperlink"><text:span text:style-name="T10">gdthornber@gmail.com</text:span></text:span></text:a></text:p>
      <text:p text:style-name="P11"><text:span text:style-name="T1">Website: </text:span><text:a xlink:type="simple" xlink:href="http://www.graemethornber.com/"><text:span text:style-name="Hyperlink"><text:span text:style-name="T10">www.graemethornber.com</text:span></text:span></text:a></text:p>
      <text:p text:style-name="P14"/>
      <text:p text:style-name="P7"/>
      <text:p text:style-name="P9"/>
      <text:p text:style-name="P5">Profile</text:p>
      <text:p text:style-name="P30"><text:span text:style-name="T22">I</text:span><text:span text:style-name="T33">'m</text:span> a <text:span text:style-name="T20">Ki</text:span><text:span text:style-name="T21">wi Web Developer with </text:span><text:span text:style-name="T33">a </text:span><text:span text:style-name="T25">firm arsenal of skills in all aspects of </text:span><text:span text:style-name="T26">building and maintaining modern web applications. </text:span><text:span text:style-name="T33">With</text:span><text:span text:style-name="T21"> </text:span><text:span text:style-name="T25">over a decade of</text:span><text:span text:style-name="T33"> </text:span><text:span text:style-name="T25">experience </text:span><text:span text:style-name="T33">in the web industry, I've </text:span><text:span text:style-name="T34">worked with several digital agencies in Auckland, Wellington and Bonn, Germany.</text:span></text:p>
      <text:p text:style-name="P6"><text:span text:style-name="T34">I specialize</text:span><text:span text:style-name="T28"> in building </text:span><text:span text:style-name="T23">r</text:span><text:span text:style-name="T27">ich, </text:span><text:span text:style-name="T28">cross-platform</text:span><text:span text:style-name="T27"> user experiences</text:span><text:span text:style-name="T23"> </text:span><text:span text:style-name="T30">with</text:span><text:span text:style-name="T28"> front-end technologies </text:span><text:span text:style-name="T34">like</text:span><text:span text:style-name="T28"> HTML5, CSS3 and Javascript </text:span><text:span text:style-name="T34">and</text:span><text:span text:style-name="T28"> </text:span><text:span text:style-name="T34">jQuery</text:span><text:span text:style-name="T28">. </text:span><text:span text:style-name="T34">These skills are complimented with</text:span><text:span text:style-name="T28"> a solid background in pHp &amp; mySQL</text:span><text:span text:style-name="T31">,</text:span><text:span text:style-name="T28"> </text:span><text:span text:style-name="T34">engineer-level</text:span><text:span text:style-name="T28"> knowledge of open-source CMS platforms </text:span><text:span text:style-name="T34">Wordpress and Drupal</text:span><text:span text:style-name="T28">, </text:span><text:span text:style-name="T34">and an expanding knowledge of Swift, AngularJS and </text:span><text:span text:style-name="T35">many others</text:span><text:span text:style-name="T28">.</text:span></text:p>
      <text:p text:style-name="P29"><text:span text:style-name="T51">Super-fast at prototyping and c</text:span>apable of incredible concentration <text:span text:style-name="T33">in programmin</text:span><text:span text:style-name="T35">g</text:span>, I love problem-solvin<text:span text:style-name="T33">g,</text:span> delv<text:span text:style-name="T33">ing into impossible tasks, and presenting </text:span><text:span text:style-name="T34">pixel-perfect, cross-platform solutions</text:span><text:span text:style-name="T33"> </text:span>to <text:span text:style-name="T33">the myriad of obstacles </text:span><text:span text:style-name="T51">that are regularly presented in the web industry.</text:span></text:p>
      <text:p text:style-name="P31"><text:span text:style-name="T28">I stand out amongst other developers due to my </text:span><text:span text:style-name="T29">social nature </text:span><text:span text:style-name="T34">and ease</text:span><text:span text:style-name="T29"> of </text:span><text:span text:style-name="T34">dealing professionally </text:span><text:span text:style-name="T35">and personally</text:span><text:span text:style-name="T34"> with people </text:span><text:span text:style-name="T51">varying</text:span><text:span text:style-name="T29"> cultures and customs. I </text:span><text:span text:style-name="T34">also have a </text:span><text:span text:style-name="T35">very</text:span><text:span text:style-name="T33"> keen </text:span><text:span text:style-name="T35">eye for UX, plus </text:span><text:span text:style-name="T51">creative and formal writing,</text:span><text:span text:style-name="T35"> editing and copywriting skills</text:span><text:span text:style-name="T29">.</text:span></text:p>
      <text:p text:style-name="P31"><text:span text:style-name="T28">My favourite things to do outside of work are</text:span><text:span text:style-name="T24"> play</text:span><text:span text:style-name="T28">ing</text:span><text:span text:style-name="T24"> guitar, </text:span><text:span text:style-name="T28">cooking</text:span><text:span text:style-name="T24">, fishing, </text:span><text:span text:style-name="T28">swimming</text:span><text:span text:style-name="T24">, </text:span><text:span text:style-name="T32">hiking,</text:span><text:span text:style-name="T24"> gardening </text:span><text:span text:style-name="T51">and</text:span><text:span text:style-name="T24"> </text:span><text:span text:style-name="T28">the</text:span><text:span text:style-name="T24"> occasional gaming</text:span><text:span text:style-name="T22">. </text:span><text:span text:style-name="T51">I also speak German and love travelling.</text:span></text:p>
      <text:p text:style-name="P10"/>
      <text:p text:style-name="P5">Education</text:p>
      <text:p text:style-name="P21">2005 – 2006 <text:s/><text:tab/><text:tab/><text:tab/>Natcoll (now Youbee) in Auckland, <text:s/>New Zealand</text:p>
      <text:p text:style-name="P12"><text:tab/><text:tab/><text:tab/><text:tab/>Diploma in Web Development</text:p>
      <text:p text:style-name="P17"/>
      <text:p text:style-name="P21">1992 – 1996 <text:tab/><text:tab/><text:tab/>Howick College, <text:s/>Auckland, New Zealand</text:p>
      <text:p text:style-name="P12"><text:tab/><text:tab/><text:tab/><text:tab/>English, Japanese, Drama, Music, Computer Studies</text:p>
      <text:p text:style-name="P17"/>
      <text:p text:style-name="P17"/>
      <text:p text:style-name="P17"/>
      <text:p text:style-name="P17"/>
      <text:p text:style-name="P23">Employment History</text:p>
      <text:p text:style-name="P19"/>
      <text:p text:style-name="P36"><text:span text:style-name="T36">2016 </text:span><text:span text:style-name="T50">- present</text:span></text:p>
      <text:p text:style-name="P36"><text:span text:style-name="T36">Spitfire: The Digital Agency (Auckland, NZ)</text:span></text:p>
      <text:p text:style-name="P38"><text:span text:style-name="T38">Lead Developer </text:span><text:span text:style-name="T36">–</text:span><text:span text:style-name="T48"> </text:span><text:span text:style-name="T50">pHp, </text:span><text:span text:style-name="T48">Concrete5, </text:span><text:span text:style-name="T49">HTML5, CSS3, </text:span><text:span text:style-name="T50">Javascript</text:span><text:span text:style-name="T49">, SASS, Git, Grunt, Capistrano</text:span></text:p>
      <text:p text:style-name="P37"><text:span text:style-name="T49"/></text:p>
      <text:p text:style-name="P37"><text:span text:style-name="T49"/></text:p>
      <text:p text:style-name="P21"><text:soft-page-break/>2014 – <text:span text:style-name="T36">2015</text:span></text:p>
      <text:p text:style-name="P39"><text:span text:style-name="T4">Senior</text:span><text:span text:style-name="T3"> </text:span><text:span text:style-name="T4">Freelance </text:span><text:span text:style-name="T3">Developer</text:span><text:span text:style-name="T1"> (Auckland, NZ) - <text:s/></text:span><text:a xlink:type="simple" xlink:href="http://www.graemethornber.com/"><text:span text:style-name="Hyperlink"><text:span text:style-name="T11">www.graemethornber.com</text:span></text:span></text:a></text:p>
      <text:p text:style-name="P13"><text:span text:style-name="T36">Many different technology stacks with</text:span> digital agencies including:</text:p>
      <text:p text:style-name="P11"><text:a xlink:type="simple" xlink:href="http://www.colensobbdo.co.nz/"><text:span text:style-name="Hyperlink"><text:span text:style-name="T45">Colenso BBDO</text:span></text:span></text:a>, <text:a xlink:type="simple" xlink:href="http://www.rapp.co.nz/"><text:span text:style-name="T43">RAPP </text:span></text:a><text:a xlink:type="simple" xlink:href="http://www.rapp.co.nz/"><text:span text:style-name="T44">(DDB</text:span></text:a><text:a xlink:type="simple" xlink:href="http://www.rapp.co.nz/"><text:span text:style-name="T43">)</text:span></text:a>,<text:span text:style-name="T40"> </text:span><text:a xlink:type="simple" xlink:href="http://icg.co.nz/"><text:span text:style-name="T41">Image Center Group</text:span></text:a><text:span text:style-name="T5">,</text:span><text:span text:style-name="T42"> </text:span><text:a xlink:type="simple" xlink:href="http://idesignmedia.co.nz/"><text:span text:style-name="T41">iDesignMedia</text:span></text:a><text:span text:style-name="T12">,</text:span><text:span text:style-name="T5"> </text:span><text:a xlink:type="simple" xlink:href="http://www.insightcreative.co.nz/"><text:span text:style-name="T41">Insight Creative</text:span></text:a><text:span text:style-name="T5">,</text:span></text:p>
      <text:p text:style-name="P11"><text:a xlink:type="simple" xlink:href="https://www.jwt.com/new+zealand"><text:span text:style-name="T43">J. Walter Thompson</text:span></text:a>, <text:a xlink:type="simple" xlink:href="http://www.satellitemedia.co.nz/"><text:span text:style-name="T43">Satellite Media</text:span></text:a><text:span text:style-name="T9">,</text:span> <text:a xlink:type="simple" xlink:href="http://www.touchcast.co.nz/"><text:span text:style-name="T43">Touchcast</text:span></text:a>.</text:p>
      <text:p text:style-name="P18"/>
      <text:p text:style-name="P18"/>
      <text:p text:style-name="P18"/>
      <text:p text:style-name="P21">2011 – 2013</text:p>
      <text:p text:style-name="P11"><text:span text:style-name="T1">Scopevisio AG (Bonn, Germany) - </text:span><text:a xlink:type="simple" xlink:href="http://www.scopevisio.com/"><text:span text:style-name="Hyperlink"><text:span text:style-name="T10">www.scopevisio.com</text:span></text:span></text:a></text:p>
      <text:p text:style-name="P40"><text:span text:style-name="T37">Senior PHP Developer</text:span> – Drupal, Wordpress, <text:span text:style-name="T50">HTML5, CSS3</text:span><text:span text:style-name="T36">, </text:span><text:span text:style-name="T50">pHp, Javascript, jQuery</text:span></text:p>
      <text:p text:style-name="P19"/>
      <text:p text:style-name="P21">2010 – 2011</text:p>
      <text:p text:style-name="P11"><text:span text:style-name="T1">+The Church+ (Wellington, NZ) - </text:span><text:a xlink:type="simple" xlink:href="http://www.thechurch.co.nz/"><text:span text:style-name="Hyperlink"><text:span text:style-name="T10">www.thechurch.co.nz</text:span></text:span></text:a></text:p>
      <text:p text:style-name="P40"><text:span text:style-name="T37">Lead Developer, Project Manager</text:span>, Wordpress, <text:span text:style-name="T50">HTML5, CSS3</text:span><text:span text:style-name="T36">, </text:span><text:span text:style-name="T50">pHp, Javascript, jQuery</text:span></text:p>
      <text:p text:style-name="P15"/>
      <text:p text:style-name="P21">2008 – 2010</text:p>
      <text:p text:style-name="P11"><text:span text:style-name="T1">Solutionists (Auckland, NZ) - </text:span><text:a xlink:type="simple" xlink:href="http://www.solutionists.co.nz/"><text:span text:style-name="Hyperlink"><text:span text:style-name="T10">www.solutionists.co.nz</text:span></text:span></text:a></text:p>
      <text:p text:style-name="P11"><text:span text:style-name="T3">Front End Developer</text:span><text:span text:style-name="T2"> - </text:span><text:span text:style-name="T6">HTML, CSS, Javascript, </text:span><text:span text:style-name="T8">Prototype</text:span><text:span text:style-name="T7">, </text:span><text:span text:style-name="T2">Campaign Monitor, ASP.NET</text:span></text:p>
      <text:p text:style-name="P15"/>
      <text:p text:style-name="P21">2007 – 2008</text:p>
      <text:p text:style-name="P21"><text:span text:style-name="T37">Freelance Developer</text:span> (Auckland, NZ)</text:p>
      <text:p text:style-name="P11"><text:span text:style-name="T2">Drupal, Joomla, Silverstripe for clients such as </text:span><text:a xlink:type="simple" xlink:href="http://zestmedia.co.nz/"><text:span text:style-name="T14">Zest Media</text:span></text:a><text:span text:style-name="T13"> </text:span><text:span text:style-name="T2">and </text:span><text:a xlink:type="simple" xlink:href="http://www.brownpaperbag.co.nz/"><text:span text:style-name="T14">Brown Paper Bag</text:span></text:a><text:span text:style-name="T19">.</text:span></text:p>
      <text:p text:style-name="P42"><text:span text:style-name="T39"/></text:p>
      <text:p text:style-name="P21">1997 – 2006</text:p>
      <text:p text:style-name="P21">Various bars &amp; restaurants in Auckland <text:span text:style-name="T36">including </text:span><text:a xlink:type="simple" xlink:href="http://www.horseandtrap.co.nz/"><text:span text:style-name="T46">Horse &amp; Trap</text:span></text:a><text:span text:style-name="T36">, Kermadec, </text:span><text:a xlink:type="simple" xlink:href="http://www.kingsarms.co.nz/"><text:span text:style-name="T46">Kings Arms</text:span></text:a><text:span text:style-name="T36">, Portofino. Also in </text:span>London: <text:a xlink:type="simple" xlink:href="http://www.nicholsonspubs.co.uk/restaurants/london/thefeatherswestminsterlondon"><text:span text:style-name="T46">The Feathers (Westminster)</text:span></text:a><text:span text:style-name="T36"> and </text:span><text:a xlink:type="simple" xlink:href="https://www.thejollygardenerssw15.co.uk/"><text:span text:style-name="T46">The Jolly Gardener</text:span></text:a><text:a xlink:type="simple" xlink:href="https://www.thejollygardenerssw15.co.uk/"><text:span text:style-name="T47">s</text:span></text:a><text:a xlink:type="simple" xlink:href="https://www.thejollygardenerssw15.co.uk/"><text:span text:style-name="T46"> (Putney)</text:span></text:a><text:span text:style-name="T36">.</text:span></text:p>
      <text:p text:style-name="P41">Waiter, Bartender, Restaurant Supervisor, Event Manager</text:p>
      <text:p text:style-name="P15"/>
      <text:p text:style-name="P15"/>
      <text:p text:style-name="P18"/>
      <text:p text:style-name="P18"/>
      <text:p text:style-name="P24">Technical Skills (ordered by highest skill level):</text:p>
      <text:p text:style-name="P4"/>
      <text:list xml:id="list994550657205072012" text:style-name="WW8Num1">
        <text:list-item>
          <text:p text:style-name="P43">HTML5: Bootstrap 3, Foundation, Twig, JADE, Mustache</text:p>
        </text:list-item>
        <text:list-item>
          <text:p text:style-name="P43">CSS3: Responsive LESS, SASS, Stylus, Compass</text:p>
        </text:list-item>
        <text:list-item>
          <text:p text:style-name="P43">Javascript: jQuery, JSON, AngularJS, Google Maps API, Masonry, Isotope</text:p>
        </text:list-item>
        <text:list-item>
          <text:p text:style-name="P43">PHP &amp; MySQL: OOP, MVC, SOAP, REST, cURL, Symfony, Zend</text:p>
        </text:list-item>
        <text:list-item>
          <text:p text:style-name="P43">CMS theme &amp; plugin authoring in Wordpress, Drupal, Bolt, Joomla, Silverstripe</text:p>
        </text:list-item>
        <text:list-item>
          <text:p text:style-name="P43">Email Templates with Litmus, Campaign Monitor, MailChimp, Mandrill API</text:p>
        </text:list-item>
        <text:list-item>
          <text:p text:style-name="P43">Node.js, Express 4, Firebase, MongoDB, Mongoose, Mocha</text:p>
        </text:list-item>
        <text:list-item>
          <text:p text:style-name="P43">Adobe Creative Suite: Photoshop, Fireworks, Illustrator, Dreamweaver, Flash</text:p>
        </text:list-item>
        <text:list-item>
          <text:p text:style-name="P43">CLI: Terminal, Putty, Grunt, Gulp, Node, Bower, Homebrew</text:p>
        </text:list-item>
        <text:list-item>
          <text:p text:style-name="P43">Admin / Team Tools: Git, Slack, JIRA, Bitbucket, Beanstalk, Basecamp</text:p>
        </text:list-item>
        <text:list-item>
          <text:p text:style-name="P43"><text:soft-page-break/>E-Commerce setup and management with Magento, Shopify, WooCommerce</text:p>
        </text:list-item>
        <text:list-item>
          <text:p text:style-name="P43">CDNs / Cloud Services / Social Media: AWS, Rackspace, YouTube, Facebook</text:p>
        </text:list-item>
        <text:list-item>
          <text:p text:style-name="P43">Apache / Nginx server administration: MAMP, PHPmyadmin, Plesk, cPanel</text:p>
        </text:list-item>
        <text:list-item>
          <text:p text:style-name="P43">IDEs: Sublime Text, Atom, Notepad++, NetBeans, Visual Studio, Eclipse</text:p>
        </text:list-item>
        <text:list-item>
          <text:p text:style-name="P43">Website analysis / management: Google Webmaster Tools and Analytics</text:p>
        </text:list-item>
        <text:list-item>
          <text:p text:style-name="P43">XML/HTML parsing/processing, PDF creation with PHP and FPDF</text:p>
        </text:list-item>
        <text:list-item>
          <text:p text:style-name="P43">Basic knowledge of Xcode, Swift, Linux, C, ASP.NET and Flash Actionscript</text:p>
        </text:list-item>
      </text:list>
      <text:p text:style-name="P2"/>
      <text:p text:style-name="P3">Other skills:</text:p>
      <text:p text:style-name="P8"/>
      <text:list xml:id="list1467052781633816757" text:style-name="WW8Num2">
        <text:list-item>
          <text:p text:style-name="P32">Excellent command of English, both spoken and written (formal &amp; creative)</text:p>
        </text:list-item>
      </text:list>
      <text:p text:style-name="P27"/>
      <text:list xml:id="list1315784183" text:continue-numbering="true" text:style-name="WW8Num2">
        <text:list-item>
          <text:p text:style-name="P32">Typing speed of over 80 words per minute</text:p>
        </text:list-item>
      </text:list>
      <text:p text:style-name="P27"/>
      <text:list xml:id="list424736277" text:continue-numbering="true" text:style-name="WW8Num2">
        <text:list-item>
          <text:p text:style-name="P32">Can speak German and basic Japanese</text:p>
        </text:list-item>
      </text:list>
      <text:p text:style-name="P27"/>
      <text:list xml:id="list1133534313" text:continue-numbering="true" text:style-name="WW8Num2">
        <text:list-item>
          <text:p text:style-name="P32">Over 20 years experience playing guitar and other instruments</text:p>
        </text:list-item>
      </text:list>
      <text:p text:style-name="P27"/>
      <text:list xml:id="list1810335456" text:continue-numbering="true" text:style-name="WW8Num2">
        <text:list-item>
          <text:p text:style-name="P33">Wit, personality and an appropriate sense of humour</text:p>
        </text:list-item>
      </text:list>
      <text:p text:style-name="P15"/>
      <text:p text:style-name="P15"/>
      <text:p text:style-name="P15"/>
      <text:p text:style-name="P22">Skills I plan to acquire:</text:p>
      <text:p text:style-name="P16"/>
      <text:list xml:id="list1586267698" text:continue-numbering="true" text:style-name="WW8Num2">
        <text:list-item>
          <text:p text:style-name="P33">iOS / Android app development, Xcode, Swift, Cocoa Touch</text:p>
        </text:list-item>
      </text:list>
      <text:p text:style-name="P27"/>
      <text:list xml:id="list218292183" text:continue-numbering="true" text:style-name="WW8Num2">
        <text:list-item>
          <text:p text:style-name="P34"><text:span text:style-name="T19">Exposure to more </text:span><text:span text:style-name="T5">Javascript Frameworks: Backbone, Ember, Dojo</text:span></text:p>
        </text:list-item>
      </text:list>
      <text:p text:style-name="P27"/>
      <text:list xml:id="list1761220007" text:continue-numbering="true" text:style-name="WW8Num2">
        <text:list-item>
          <text:p text:style-name="P32">More experience with open source MVC frameworks</text:p>
        </text:list-item>
      </text:list>
      <text:p text:style-name="P27"/>
      <text:list xml:id="list736636803" text:continue-numbering="true" text:style-name="WW8Num2">
        <text:list-item>
          <text:p text:style-name="P32">Extra programming fluency: Ruby/Rails, Java, C/C++, Perl, Python, C#</text:p>
        </text:list-item>
      </text:list>
      <text:p text:style-name="P20"/>
      <text:p text:style-name="P20"/>
      <text:p text:style-name="P25">The most recent sites I built were:</text:p>
      <text:p text:style-name="P11"><text:a xlink:type="simple" xlink:href="http://www.stoptober.nz/"><text:span text:style-name="T16">www.stoptober.nz</text:span></text:a></text:p>
      <text:p text:style-name="P11"><text:a xlink:type="simple" xlink:href="https://www.mc.co.nz/"><text:span text:style-name="T17">www.mc.co.nz</text:span></text:a></text:p>
      <text:p text:style-name="P20"/>
      <text:p text:style-name="P26">Examples of my work can be found on my website at:</text:p>
      <text:p text:style-name="P11"><text:a xlink:type="simple" xlink:href="http://www.graemethornber.com/"><text:span text:style-name="Hyperlink"><text:span text:style-name="T18">www.graemethornb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ucida Grande" svg:font-family="'Lucida Grande'" style:font-family-generic="roman"/>
    <style:font-face style:name="System Font Regular" svg:font-family="'System Font Regular'" style:font-family-generic="roman"/>
    <style:font-face style:name="Times" svg:font-family="Times" style:font-family-generic="roman"/>
    <style:font-face style:name="Tipo de letra del sistema Fina" svg:font-family="'Tipo de letra del sistema Fina'" style:font-family-generic="roman"/>
    <style:font-face style:name="ヒラギノ角ゴ Pro W3" svg:font-family="'ヒラギノ角ゴ Pro W3'" style:font-family-generic="roman"/>
    <style:font-face style:name="Arial Bold" svg:font-family="'Arial 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NZ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System Font Regular" fo:font-size="11pt" fo:letter-spacing="normal" fo:language="fr" fo:country="FR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System Font Regular" style:font-size-complex="12pt" style:language-complex="ar" style:country-complex="SA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ee_20_Form" style:display-name="Free Form" style:family="paragraph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fo:color="#000000" style:text-position="0% 100%" style:font-name="Lucida Grande" fo:font-size="11pt" fo:language="en" fo:country="US" style:font-name-asian="ヒラギノ角ゴ Pro W3" style:font-size-asian="11pt" style:font-name-complex="Symbol"/>
    </style:style>
    <style:style style:name="Default_20_Paragraph_20_Font" style:display-name="Default Paragraph Font" style:family="text"/>
    <style:style style:name="Hyperlink" style:family="text">
      <style:text-properties fo:color="#0000fe" fo:font-size="10pt" style:text-underline-style="solid" style:text-underline-width="auto" style:text-underline-color="font-color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882cm" fo:text-indent="0.388cm" fo:margin-left="0.88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  <style:text-properties style:font-name="Times New Roman"/>
      </text:list-level-style-bullet>
      <text:list-level-style-bullet text:level="4" text:style-name="WW8Num1z0" style:num-suffix="." text:bullet-char="←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  <style:text-properties style:font-name="Times New Roman"/>
      </text:list-level-style-bullet>
      <text:list-level-style-bullet text:level="5" text:style-name="WW8Num1z0" style:num-suffix="." text:bullet-char="←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  <style:text-properties style:font-name="Times New Roman"/>
      </text:list-level-style-bullet>
      <text:list-level-style-bullet text:level="6" text:style-name="WW8Num1z0" style:num-suffix="." text:bullet-char="←">
        <style:list-level-properties text:list-level-position-and-space-mode="label-alignment">
          <style:list-level-label-alignment text:label-followed-by="listtab" text:list-tab-stop-position="6.35cm" fo:margin-left="6.35cm"/>
        </style:list-level-properties>
        <style:text-properties style:font-name="Times New Roman"/>
      </text:list-level-style-bullet>
      <text:list-level-style-bullet text:level="7" text:style-name="WW8Num1z0" style:num-suffix="." text:bullet-char="←">
        <style:list-level-properties text:list-level-position-and-space-mode="label-alignment">
          <style:list-level-label-alignment text:label-followed-by="listtab" text:list-tab-stop-position="7.62cm" fo:margin-left="7.62cm"/>
        </style:list-level-properties>
        <style:text-properties style:font-name="Times New Roman"/>
      </text:list-level-style-bullet>
      <text:list-level-style-bullet text:level="8" text:style-name="WW8Num1z0" style:num-suffix="." text:bullet-char="←">
        <style:list-level-properties text:list-level-position-and-space-mode="label-alignment">
          <style:list-level-label-alignment text:label-followed-by="listtab" text:list-tab-stop-position="8.89cm" fo:margin-left="8.89cm"/>
        </style:list-level-properties>
        <style:text-properties style:font-name="Times New Roman"/>
      </text:list-level-style-bullet>
      <text:list-level-style-bullet text:level="9" text:style-name="WW8Num1z0" style:num-suffix="." text:bullet-char="←">
        <style:list-level-properties text:list-level-position-and-space-mode="label-alignment">
          <style:list-level-label-alignment text:label-followed-by="listtab" text:list-tab-stop-position="10.16cm" fo:margin-left="10.16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16cm" fo:text-indent="0.635cm" fo:margin-left="0.616cm"/>
        </style:list-level-properties>
        <style:text-properties style:font-name="Lucida Grande"/>
      </text:list-level-style-bullet>
      <text:list-level-style-bullet text:level="2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  <style:text-properties style:font-name="Lucida Grande"/>
      </text:list-level-style-bullet>
      <text:list-level-style-bullet text:level="3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  <style:text-properties style:font-name="Lucida Grande"/>
      </text:list-level-style-bullet>
      <text:list-level-style-bullet text:level="4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  <style:text-properties style:font-name="Lucida Grande"/>
      </text:list-level-style-bullet>
      <text:list-level-style-bullet text:level="5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  <style:text-properties style:font-name="Lucida Grande"/>
      </text:list-level-style-bullet>
      <text:list-level-style-bullet text:level="6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  <style:text-properties style:font-name="Lucida Grande"/>
      </text:list-level-style-bullet>
      <text:list-level-style-bullet text:level="7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  <style:text-properties style:font-name="Lucida Grande"/>
      </text:list-level-style-bullet>
      <text:list-level-style-bullet text:level="8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  <style:text-properties style:font-name="Lucida Grande"/>
      </text:list-level-style-bullet>
      <text:list-level-style-bullet text:level="9" text:style-name="WW8Num2z0" style:num-suffix="." text:bullet-char="−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  <style:text-properties style:font-name="Lucida Grand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NZ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ine</meta:initial-creator>
    <meta:generator>LibreOffice/4.0.2.2$MacOSX_x86 LibreOffice_project/4c82dcdd6efcd48b1d8bba66bfe1989deee49c3</meta:generator>
    <dc:date>2016-08-02T00:49:05</dc:date>
    <meta:editing-duration>PT2H36M24S</meta:editing-duration>
    <meta:editing-cycles>17</meta:editing-cycles>
    <meta:document-statistic meta:table-count="0" meta:image-count="0" meta:object-count="0" meta:page-count="3" meta:paragraph-count="73" meta:word-count="682" meta:character-count="4673" meta:non-whitespace-character-count="4061"/>
  </office:meta>
</office:document-meta>
</file>